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29cm"/>
          <style:tab-stop style:position="2.487cm"/>
        </style:tab-stops>
      </style:paragraph-properties>
      <style:text-properties style:text-line-through-style="none" style:font-name="Times New Roman" fo:font-size="16pt" fo:language="fr" fo:country="FR" fo:background-color="transparent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text-properties style:text-line-through-style="none" style:font-name="Times New Roman" fo:font-size="16pt" fo:language="fr" fo:country="FR" style:text-underline-style="solid" style:text-underline-width="auto" style:text-underline-color="font-color" fo:font-weight="normal" fo:background-color="transparent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" style:family="paragraph" style:parent-style-name="Standard">
      <style:text-properties style:text-line-through-style="none" style:font-name="Times New Roman" fo:font-size="16pt" fo:language="fr" fo:country="FR" style:text-underline-style="none" fo:font-weight="normal" fo:background-color="transparent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" style:family="paragraph" style:parent-style-name="Standard">
      <style:paragraph-properties>
        <style:tab-stops>
          <style:tab-stop style:position="0.529cm"/>
          <style:tab-stop style:position="2.487cm"/>
        </style:tab-stops>
      </style:paragraph-properties>
      <style:text-properties style:font-name="Times New Roman" fo:font-size="16pt" fo:language="fr" fo:country="FR" fo:background-color="transparent" style:font-size-asian="16pt" style:language-asian="zxx" style:country-asian="none" style:font-size-complex="16pt" style:language-complex="zxx" style:country-complex="none"/>
    </style:style>
    <style:style style:name="P5" style:family="paragraph" style:parent-style-name="Standard">
      <style:paragraph-properties>
        <style:tab-stops>
          <style:tab-stop style:position="0.529cm"/>
          <style:tab-stop style:position="2.487cm"/>
        </style:tab-stops>
      </style:paragraph-properties>
      <style:text-properties style:font-name="Times New Roman" fo:font-size="16pt" fo:language="fr" fo:country="FR" style:text-underline-style="solid" style:text-underline-width="auto" style:text-underline-color="font-color" fo:background-color="transparent" style:font-size-asian="16pt" style:language-asian="zxx" style:country-asian="none" style:font-size-complex="16pt" style:language-complex="zxx" style:country-complex="none"/>
    </style:style>
    <style:style style:name="P6" style:family="paragraph" style:parent-style-name="Standard">
      <style:text-properties style:font-name="Times New Roman" fo:font-size="16pt" fo:language="fr" fo:country="FR" style:text-underline-style="none" fo:font-weight="bold" fo:background-color="transparent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7" style:family="paragraph" style:parent-style-name="Standard">
      <style:text-properties style:font-name="Times New Roman" fo:font-size="16pt" fo:language="fr" fo:country="FR" style:text-underline-style="none" fo:font-weight="normal" fo:background-color="transparent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8" style:family="paragraph" style:parent-style-name="Standard">
      <style:text-properties style:font-name="Times New Roman" fo:font-size="16pt" fo:language="fr" fo:country="FR" style:text-underline-style="none" fo:font-weight="normal" fo:background-color="#ffff00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9" style:family="paragraph" style:parent-style-name="Standard">
      <style:text-properties style:use-window-font-color="true" style:font-name="Times New Roman" fo:font-size="16pt" fo:language="fr" fo:country="FR" style:text-underline-style="none" fo:font-weight="normal" fo:background-color="transparent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10" style:family="paragraph" style:parent-style-name="Standard">
      <style:text-properties style:text-line-through-style="none" style:font-name="Times New Roman" fo:font-size="16pt" fo:language="fr" fo:country="FR" style:text-underline-style="none" fo:font-weight="normal" fo:background-color="transparent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1" style:family="text">
      <style:text-properties style:text-line-through-style="none"/>
    </style:style>
    <style:style style:name="T2" style:family="text">
      <style:text-properties style:text-line-through-style="none" fo:font-style="normal" style:font-style-asian="normal" style:font-style-complex="normal"/>
    </style:style>
    <style:style style:name="T3" style:family="text">
      <style:text-properties fo:font-style="normal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 tome du chaos est un livre d'un autre espace temps qui peut donner à son lecteur un bonus aléatoire et définitif. </text:p>
      <text:p text:style-name="P4"/>
      <text:p text:style-name="P5">Voilà la liste de tous ce que le livre peut offrir :</text:p>
      <text:p text:style-name="P4"/>
      <text:p text:style-name="P1">- 300000 xps</text:p>
      <text:p text:style-name="P1">- Chance +1 cumulatif </text:p>
      <text:p text:style-name="P1">- Points de vie + 10 ou Régénération 1 pv / 2 rounds.</text:p>
      <text:p text:style-name="P1">- CA et jds +1 ou jds +2</text:p>
      <text:p text:style-name="P1">- Résistances physiques 10 % ou Résistances élémentaires 10% ou Résistance à la magie +5%</text:p>
      <text:p text:style-name="P1">- Deux immunités : Charme et confusion ou Paralysie et lenteur ou Maladie et poison ou Drain de niveau et effets de mort ou Sorts de niveau 1 et 2 ou Armes non-magiques et <text:tab/>magiques +1</text:p>
      <text:p text:style-name="P1">- Une caractéristique aléatoire +1</text:p>
      <text:p text:style-name="P1">- Un nouveau pouvoir aléatoire x fois par jour</text:p>
      <text:p text:style-name="P6"/>
      <text:p text:style-name="P2">Pouvoirs spéciaux : standardisés : capacité innée avec temps d'incantation 1</text:p>
      <text:p text:style-name="P7">- Guérison par apposition des mains x2</text:p>
      <text:p text:style-name="P3">- Neutralisation du poison x3</text:p>
      <text:p text:style-name="P3">- Toucher destructeur de morts vivants (au contact, MV -5DV détruit. MV +4DV détruit si jds contre mort à -4 raté sinon 8D6 dégâts) x2</text:p>
      <text:p text:style-name="P3">- Toucher vampirique (au contact, 2 pvs vampirisés par niveau, pvs surnuméraires valable 5 tours)</text:p>
      <text:p text:style-name="P7"><text:span text:style-name="T1">- Silence</text:span> sur 10 mètres (zone 4,5m autour de l'utilisateur, utilisateur immunisé, jds à -6, un round / niveau)</text:p>
      <text:p text:style-name="P7">- Hâte (personnel, 1 round / niveau, pas de fatigue)</text:p>
      <text:p text:style-name="P7">- Force intérieure (comme "Puiser dans la puissance divine", mais cumulatif et +1 / 4 niveaux, un round / niveau)</text:p>
      <text:p text:style-name="P7">- Bouclier de force vive (100% points de vie en bonus temporaire et régénération 1 pv / 4 secondes, 1 tour)</text:p>
      <text:p text:style-name="P7">- Invisibilité majeure (perso, trois round + un round / niveau)</text:p>
      <text:p text:style-name="P3">- Convocation d'araignées (40% 1D8+1<text:span text:style-name="T3"> énormes, 30% 1D6 </text:span>géantes, 20% 1D2 de phase, 10% 1D2 sabres, 2 tours)</text:p>
      <text:p text:style-name="P3">- Grande malédiction (jds -4)</text:p>
      <text:p text:style-name="P7">- Bouclier psychique (ordre chaotique personnel, 1 round/niveau)</text:p>
      <text:p text:style-name="P9">- Bouclier des fées (immunisé à la magie 3 rounds) x2</text:p>
      <text:p text:style-name="P7">- Résistance féerique (résistance à la magie +2% par niveau, 1 round/niveau)</text:p>
      <text:p text:style-name="P7">- Chance des fées (chance +1 tous les 4 niveaux, 1 round/niveau)</text:p>
      <text:p text:style-name="P7">- Chaîne d’éclair (15D6 max au niveau 30, jds à -2)</text:p>
      <text:p text:style-name="P7">- Cône de froid (20D8 max)</text:p>
      <text:p text:style-name="P7">- Explosion de rage (zone 4,5m autour de l'utilisateur, 20D6 max)</text:p>
      <text:p text:style-name="P7">- Résistance surnaturelle (immunité aux armes normales et magiques +1 et +2, 1 round / 2niveaux)</text:p>
      <text:p text:style-name="P7">- Rappel à la vie</text:p>
      <text:p text:style-name="P7">- Vision véritable</text:p>
      <text:p text:style-name="P7">- Doigt de mort</text:p>
      <text:p text:style-name="P7">- Protection contre les éléments (50 %, 1 round/niveau)</text:p>
      <text:p text:style-name="P7">- Animation d'air en élémentaire (50% 8DV, 30% 12DV, 15%16DV, 5% 24DV)</text:p>
      <text:p text:style-name="P7"><text:span text:style-name="T2">- Téléportation (plus rapide que </text:span>Porte dimensionnelle, temps d'incantation 0) x3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6DT12H35M42S</meta:editing-duration>
    <meta:editing-cycles>86</meta:editing-cycles>
    <meta:generator>OpenOffice/4.1.14$Win32 OpenOffice.org_project/4114m1$Build-9811</meta:generator>
    <dc:date>2023-10-08T09:05:59.04</dc:date>
    <meta:document-statistic meta:table-count="0" meta:image-count="0" meta:object-count="0" meta:page-count="1" meta:paragraph-count="36" meta:word-count="425" meta:character-count="2336"/>
    <meta:user-defined meta:name="Info 1"/>
    <meta:user-defined meta:name="Info 2"/>
    <meta:user-defined meta:name="Info 3"/>
    <meta:user-defined meta:name="Info 4"/>
  </office:meta>
</office:document-meta>
</file>